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2850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9576" calcext:value-type="float">
            <text:p>87.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501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384" calcext:value-type="float">
            <text:p>87.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501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952" calcext:value-type="float">
            <text:p>87.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501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904" calcext:value-type="float">
            <text:p>87.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501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712" calcext:value-type="float">
            <text:p>87.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501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52" calcext:value-type="float">
            <text:p>87.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501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904" calcext:value-type="float">
            <text:p>87.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501</text:p>
          </table:table-cell>
          <table:table-cell office:value-type="string" calcext:value-type="string">
            <text:p>2017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568" calcext:value-type="float">
            <text:p>87.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501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376" calcext:value-type="float">
            <text:p>87.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501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656" calcext:value-type="float">
            <text:p>86.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501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992" calcext:value-type="float">
            <text:p>86.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501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56" calcext:value-type="float">
            <text:p>86.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501</text:p>
          </table:table-cell>
          <table:table-cell office:value-type="string" calcext:value-type="string">
            <text:p>201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464" calcext:value-type="float">
            <text:p>86.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501</text:p>
          </table:table-cell>
          <table:table-cell office:value-type="string" calcext:value-type="string">
            <text:p>201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656" calcext:value-type="float">
            <text:p>86.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501</text:p>
          </table:table-cell>
          <table:table-cell office:value-type="string" calcext:value-type="string">
            <text:p>201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368" calcext:value-type="float">
            <text:p>86.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501</text:p>
          </table:table-cell>
          <table:table-cell office:value-type="string" calcext:value-type="string">
            <text:p>200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4128" calcext:value-type="float">
            <text:p>86.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501</text:p>
          </table:table-cell>
          <table:table-cell office:value-type="string" calcext:value-type="string">
            <text:p>200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704" calcext:value-type="float">
            <text:p>86.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501</text:p>
          </table:table-cell>
          <table:table-cell office:value-type="string" calcext:value-type="string">
            <text:p>200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744" calcext:value-type="float">
            <text:p>86.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501</text:p>
          </table:table-cell>
          <table:table-cell office:value-type="string" calcext:value-type="string">
            <text:p>200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08" calcext:value-type="float">
            <text:p>86.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501</text:p>
          </table:table-cell>
          <table:table-cell office:value-type="string" calcext:value-type="string">
            <text:p>200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792" calcext:value-type="float">
            <text:p>86.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501</text:p>
          </table:table-cell>
          <table:table-cell office:value-type="string" calcext:value-type="string">
            <text:p>200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4128" calcext:value-type="float">
            <text:p>86.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501</text:p>
          </table:table-cell>
          <table:table-cell office:value-type="string" calcext:value-type="string">
            <text:p>200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984" calcext:value-type="float">
            <text:p>86.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501</text:p>
          </table:table-cell>
          <table:table-cell office:value-type="string" calcext:value-type="string">
            <text:p>200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984" calcext:value-type="float">
            <text:p>86.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501</text:p>
          </table:table-cell>
          <table:table-cell office:value-type="string" calcext:value-type="string">
            <text:p>200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4128" calcext:value-type="float">
            <text:p>86.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501</text:p>
          </table:table-cell>
          <table:table-cell office:value-type="string" calcext:value-type="string">
            <text:p>200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192" calcext:value-type="float">
            <text:p>87.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501</text:p>
          </table:table-cell>
          <table:table-cell office:value-type="string" calcext:value-type="string">
            <text:p>199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316" calcext:value-type="float">
            <text:p>86.2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501</text:p>
          </table:table-cell>
          <table:table-cell office:value-type="string" calcext:value-type="string">
            <text:p>199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648" calcext:value-type="float">
            <text:p>86.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501</text:p>
          </table:table-cell>
          <table:table-cell office:value-type="string" calcext:value-type="string">
            <text:p>199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501</text:p>
          </table:table-cell>
          <table:table-cell office:value-type="string" calcext:value-type="string">
            <text:p>199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9968" calcext:value-type="float">
            <text:p>85.8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501</text:p>
          </table:table-cell>
          <table:table-cell office:value-type="string" calcext:value-type="string">
            <text:p>199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1264" calcext:value-type="float">
            <text:p>89.3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501</text:p>
          </table:table-cell>
          <table:table-cell office:value-type="string" calcext:value-type="string">
            <text:p>199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3264" calcext:value-type="float">
            <text:p>86.3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501</text:p>
          </table:table-cell>
          <table:table-cell office:value-type="string" calcext:value-type="string">
            <text:p>199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552" calcext:value-type="float">
            <text:p>86.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501</text:p>
          </table:table-cell>
          <table:table-cell office:value-type="string" calcext:value-type="string">
            <text:p>199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05416" calcext:value-type="float">
            <text:p>86.0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501</text:p>
          </table:table-cell>
          <table:table-cell office:value-type="string" calcext:value-type="string">
            <text:p>199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84" calcext:value-type="float">
            <text:p>90.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501</text:p>
          </table:table-cell>
          <table:table-cell office:value-type="string" calcext:value-type="string">
            <text:p>199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6256" calcext:value-type="float">
            <text:p>88.9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501</text:p>
          </table:table-cell>
          <table:table-cell office:value-type="string" calcext:value-type="string">
            <text:p>198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9552" calcext:value-type="float">
            <text:p>85.5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501</text:p>
          </table:table-cell>
          <table:table-cell office:value-type="string" calcext:value-type="string">
            <text:p>198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8944" calcext:value-type="float">
            <text:p>86.0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501</text:p>
          </table:table-cell>
          <table:table-cell office:value-type="string" calcext:value-type="string">
            <text:p>198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5548" calcext:value-type="float">
            <text:p>85.7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501</text:p>
          </table:table-cell>
          <table:table-cell office:value-type="string" calcext:value-type="string">
            <text:p>198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6584" calcext:value-type="float">
            <text:p>86.2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501</text:p>
          </table:table-cell>
          <table:table-cell office:value-type="string" calcext:value-type="string">
            <text:p>198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8632" calcext:value-type="float">
            <text:p>85.8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501</text:p>
          </table:table-cell>
          <table:table-cell office:value-type="string" calcext:value-type="string">
            <text:p>198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784" calcext:value-type="float">
            <text:p>85.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501</text:p>
          </table:table-cell>
          <table:table-cell office:value-type="string" calcext:value-type="string">
            <text:p>198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592" calcext:value-type="float">
            <text:p>85.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501</text:p>
          </table:table-cell>
          <table:table-cell office:value-type="string" calcext:value-type="string">
            <text:p>198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924" calcext:value-type="float">
            <text:p>85.3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501</text:p>
          </table:table-cell>
          <table:table-cell office:value-type="string" calcext:value-type="string">
            <text:p>198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972" calcext:value-type="float">
            <text:p>85.3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501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9992" calcext:value-type="float">
            <text:p>85.2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501</text:p>
          </table:table-cell>
          <table:table-cell office:value-type="string" calcext:value-type="string">
            <text:p>1976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396" calcext:value-type="float">
            <text:p>85.0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501</text:p>
          </table:table-cell>
          <table:table-cell office:value-type="string" calcext:value-type="string">
            <text:p>197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56" calcext:value-type="float">
            <text:p>90.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